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03125">
            <text:p>3%</text:p>
          </table:table-cell>
          <table:table-cell table:style-name="ce7" table:formula="of:=COUNTIF([.C4:.C153];&quot;x&quot;)/[.D3]" office:value-type="percentage" office:value="0.125">
            <text:p>13%</text:p>
          </table:table-cell>
          <table:table-cell table:style-name="ce16" table:formula="of:=COUNTA([.D4:.D34])" office:value-type="float" office:value="8">
            <text:p>8</text:p>
          </table:table-cell>
          <table:table-cell table:style-name="ce7" table:formula="of:=COUNTIF([.E4:.E153];&quot;x&quot;)/[.F3]" office:value-type="percentage" office:value="0">
            <text:p>0%</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table:table-cell office:value-type="string">
            <text:p>Quiz: Sizing Intro</text:p>
          </table:table-cell>
          <table:table-cell table:style-name="ce6"/>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table:table-cell office:value-type="string">
            <text:p>Why Responsive Images?</text:p>
          </table:table-cell>
          <table:table-cell table:style-name="ce6"/>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table:table-cell office:value-type="string">
            <text:p>Intro to Project</text:p>
          </table:table-cell>
          <table:table-cell table:style-name="ce6"/>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table:table-cell office:value-type="string">
            <text:p>Setting up Your Environment</text:p>
          </table:table-cell>
          <table:table-cell table:style-name="ce6"/>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table:table-cell office:value-type="string">
            <text:p>Setup for mobile</text:p>
          </table:table-cell>
          <table:table-cell table:style-name="ce6"/>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table:table-cell office:value-type="string">
            <text:p>Using dev tools on mobile</text:p>
          </table:table-cell>
          <table:table-cell table:style-name="ce6"/>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table:table-cell office:value-type="string">
            <text:p>Mobile tools for iOS</text:p>
          </table:table-cell>
          <table:table-cell table:style-name="ce6"/>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table:table-cell office:value-type="string">
            <text:p>Lesson Wrap Up</text:p>
          </table:table-cell>
          <table:table-cell table:style-name="ce6"/>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677083333333333">
            <text:p>68%</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03125">
            <text:p>3%</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462309368191721">
            <text:p>46%</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740740740740741">
            <text:p>74%</text:p>
          </table:table-cell>
          <table:table-cell table:style-name="ce16" table:formula="of:=COUNTA([.F4:.F153])" office:value-type="float" office:value="27">
            <text:p>27</text:p>
          </table:table-cell>
          <table:table-cell table:style-name="ce7" table:formula="of:=COUNTIF([.G4:.G153];&quot;x&quot;)/[.H3]" office:value-type="percentage" office:value="0">
            <text:p>0%</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833333333333333">
            <text:p>83%</text:p>
          </table:table-cell>
          <table:table-cell table:style-name="ce7" table:formula="of:=COUNTIF([.C4:.C153];&quot;x&quot;)/[.D3]" office:value-type="percentage" office:value="0.833333333333333">
            <text:p>83%</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5">07/15/2018</text:date>, <text:time>01:4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5T01:42:07.46</dc:date>
    <dc:creator>Keith D Commiskey</dc:creator>
    <meta:editing-duration>P6DT7H13M24S</meta:editing-duration>
    <meta:editing-cycles>93</meta:editing-cycles>
    <meta:generator>OpenOffice/4.1.5$Win32 OpenOffice.org_project/415m1$Build-9789</meta:generator>
    <meta:document-statistic meta:table-count="10" meta:cell-count="2803" meta:object-count="0"/>
  </office:meta>
</office:document-meta>
</file>